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number-columns-repeated="3" table:default-cell-style-name="Default"/>
        <table:table-row table:style-name="ro1">
          <table:table-cell table:style-name="pd1" office:value-type="string" calcext:value-type="string">
            <text:p>to_annotate</text:p>
          </table:table-cell>
          <table:table-cell table:style-name="pd1" office:value-type="string" calcext:value-type="string">
            <text:p>annotate</text:p>
          </table:table-cell>
          <table:table-cell table:style-name="pd1" office:value-type="string" calcext:value-type="string">
            <text:p>solution</text:p>
          </table:table-cell>
        </table:table-row>
        <table:table-row table:style-name="ro1">
          <table:table-cell office:value-type="string" calcext:value-type="string">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calcext:value-type="string">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XXXX Gustavo Petro : « Il ferait mieux de faire attention, sinon nous prendrons des mesures très sérieuses XXXX lui et son pays. » </text:p>
          </table:table-cell>
          <table:table-cell office:value-type="string" calcext:value-type="string">
            <text:p>contre</text:p>
          </table:table-cell>
        </table:table-row>
        <table:table-row table:style-name="ro1">
          <table:table-cell office:value-type="string" calcext:value-type="string">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calcext:value-type="string">
            <text:p>La Colombie est un terrain de guerre, avec toutes les conséquences dramatiques que ça engendre. Le Bureau du Défenseur du peuple colombien (ombudsman) a fait état samedi de la mort de six mineurs lors de bombardements de l’armée visant XXXX guérilla la semaine dernière dans XXXX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calcext:value-type="string">
            <text:p>une</text:p>
          </table:table-cell>
        </table:table-row>
        <table:table-row table:style-name="ro1">
          <table:table-cell office:value-type="string" calcext:value-type="string">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calcext:value-type="string">
            <text:p>Au cœur du Pacifique, des statues parfois hautes de neuf mètres, au visage figé, sont les gardiennes de la fameuse île de Pâques. Ces géants, appelés moaï, fascinent XXXX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calcext:value-type="string">
            <text:p>depuis</text:p>
          </table:table-cell>
        </table:table-row>
        <table:table-row table:style-name="ro1">
          <table:table-cell office:value-type="string" calcext:value-type="string">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calcext:value-type="string">
            <text:p>XXXX justice turque a émis ce vendredi des mandats d’arrêt pour « génocide » contre le Premier ministre israélien, Benyamin Netanyahou, et plusieurs responsables israéliens. Parmi les autres personnalités visées on retrouve notamment le ministre de XXXX Défense, Israël Katz, et le ministre de XXXX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calcext:value-type="string">
            <text:p>la</text:p>
          </table:table-cell>
        </table:table-row>
        <table:table-row table:style-name="ro1">
          <table:table-cell office:value-type="string" calcext:value-type="string">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calcext:value-type="string">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XXXX le soutien des membres du collectif Guerreros buscadores (« Les guerriers chercheurs »).</text:p>
          </table:table-cell>
          <table:table-cell office:value-type="string" calcext:value-type="string">
            <text:p>avec</text:p>
          </table:table-cell>
        </table:table-row>
        <table:table-row table:style-name="ro1">
          <table:table-cell office:value-type="string" calcext:value-type="string">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calcext:value-type="string">
            <text:p>Cette démarche était largement attendue. Les États-Unis ont retiré vendredi le président syrien par intérim Ahmed al-Chareh XXXX leur liste noire des personnalités considérées comme terroristes, une décision symbolique à quelques jours XXXX sa visite historique à la Washington.Le dirigeant sera reçu lundi par Donald Trump, première visite d’un président syrien à la Maison Blanche et consécration pour l’ancien djihadiste qui en moins d’un an XXXX pouvoir a sorti son pays XXXX l’isolement.Le retrait XXXX la liste des personnalités et organisations terroristes « est prise en reconnaissance des progrès accomplis par les dirigeants syriens après le départ XXXX Bachar al-Assad et plus XXXX 50 ans XXXX répression sous le régime Assad », souligne un porte-parole du ministère américain des Affaires étrangères dans un communiqué.</text:p>
          </table:table-cell>
          <table:table-cell office:value-type="string" calcext:value-type="string">
            <text:p>de</text:p>
          </table:table-cell>
        </table:table-row>
        <table:table-row table:style-name="ro1">
          <table:table-cell office:value-type="string" calcext:value-type="string">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calcext:value-type="string">
            <text:p>XXXX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XXXX pays baltes "ont été déployés" aussitôt dans la zone de l'incident.</text:p>
          </table:table-cell>
          <table:table-cell office:value-type="string" calcext:value-type="string">
            <text:p>les</text:p>
          </table:table-cell>
        </table:table-row>
        <table:table-row table:style-name="ro1">
          <table:table-cell office:value-type="string" calcext:value-type="string">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calcext:value-type="string">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XXXX incartade.</text:p>
          </table:table-cell>
          <table:table-cell office:value-type="string" calcext:value-type="string">
            <text:p>cette</text:p>
          </table:table-cell>
        </table:table-row>
        <table:table-row table:style-name="ro1">
          <table:table-cell office:value-type="string" calcext:value-type="string">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calcext:value-type="string">
            <text:p>Léon XIV a présidé ce jeudi une célébration pas comme les autres dans la chapelle Sixtine, au Vatican : le roi Charles III se trouvait en effet parmi les fidèles. Il est ainsi devenu le premier monarque britannique à prier publiquement avec un pape XXXX le schisme anglican au XVIe siècle.Cette cérémonie, qui a mêlé des traditions catholiques et anglicanes, marque un nouveau rapprochement entre les deux Églises, d’une ampleur inédite XXXX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calcext:value-type="string">
            <text:p>depuis</text:p>
          </table:table-cell>
        </table:table-row>
        <table:table-row table:style-name="ro1">
          <table:table-cell office:value-type="string" calcext:value-type="string">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calcext:value-type="string">
            <text:p>Le Kazakhstan a officiellement annoncé rejoindre les accords d’Abraham qui visent à normaliser les relations entre Israël et les pays à majorité musulmane.Cette annonce est intervenue XXXX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calcext:value-type="string">
            <text:p>après</text:p>
          </table:table-cell>
        </table:table-row>
        <table:table-row table:style-name="ro1">
          <table:table-cell office:value-type="string" calcext:value-type="string">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calcext:value-type="string">
            <text:p>Le grand jour est arrivé. Après plus de deux ans de travaux, le « Spotify Camp Nou » a enfin rouvert XXXX portes au public ce vendredi 7 novembre. Le FC Barcelone a décidé d’offrir la possibilité à XXXX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calcext:value-type="string">
            <text:p>ses</text:p>
          </table:table-cell>
        </table:table-row>
        <table:table-row table:style-name="ro1">
          <table:table-cell office:value-type="string" calcext:value-type="string">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calcext:value-type="string">
            <text:p>Une petite fille audacieuse. Une jeune Russe de 11 ans nous a offert une scène rare sur la Place Rouge de Moscou il y a quelques jours en mettant dans l’embarras Vladimir Poutine, qui était en sortie officielle XXXX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calcext:value-type="string">
            <text:p>avec</text:p>
          </table:table-cell>
        </table:table-row>
        <table:table-row table:style-name="ro1">
          <table:table-cell office:value-type="string" calcext:value-type="string">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calcext:value-type="string">
            <text:p>Les autorités craignaient que XXXX bilan ne s’alourdisse. Et effectivement XXXX crash de l’avion-cargo d’UPS mardi soir, près de l’aéroport international de Louisville dans XXXX Kentucky (centre-est des États-Unis), a fait un treizième mort jeudi.La victime avait été hospitalisée immédiatement après XXXX crash et y est décédée « malgré les soins exceptionnels qu’elle a reçus », a déclaré XXXX maire de Louisville, Craig Greenberg, lors d’une veillée. « Ce soir, nous prions pour les 13 victimes que nous connaissons, pour les autres victimes inconnues et pour toutes leurs familles », a déclaré XXXX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calcext:value-type="string">
            <text:p>le</text:p>
          </table:table-cell>
        </table:table-row>
        <table:table-row table:style-name="ro1">
          <table:table-cell office:value-type="string" calcext:value-type="string">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calcext:value-type="string">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XXXX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calcext:value-type="string">
            <text:p>sur</text:p>
          </table:table-cell>
        </table:table-row>
        <table:table-row table:style-name="ro1">
          <table:table-cell office:value-type="string" calcext:value-type="string">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calcext:value-type="string">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XXXX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XXXX la même raison. Le Premier ministre belge Bart De Wever avait convoqué jeudi matin en urgence un conseil national de sécurité après ces survols de drones non identifiés en Belgique.</text:p>
          </table:table-cell>
          <table:table-cell office:value-type="string" calcext:value-type="string">
            <text:p>pour</text:p>
          </table:table-cell>
        </table:table-row>
        <table:table-row table:style-name="ro1">
          <table:table-cell office:value-type="string" calcext:value-type="string">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calcext:value-type="string">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XXXX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calcext:value-type="string">
            <text:p>dans</text:p>
          </table:table-cell>
        </table:table-row>
        <table:table-row table:style-name="ro1">
          <table:table-cell office:value-type="string" calcext:value-type="string">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calcext:value-type="string">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XXXX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calcext:value-type="string">
            <text:p>que</text:p>
          </table:table-cell>
        </table:table-row>
        <table:table-row table:style-name="ro1">
          <table:table-cell office:value-type="string" calcext:value-type="string">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calcext:value-type="string">
            <text:p>Israël met ses menaces à exécution. L’armée israélienne a déclaré ce jeudi avoir frappé des sites du Hezbollah, dans le sud du Liban.« L’armée israélienne a lancé XXXX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calcext:value-type="string">
            <text:p>une</text:p>
          </table:table-cell>
        </table:table-row>
        <table:table-row table:style-name="ro1">
          <table:table-cell office:value-type="string" calcext:value-type="string">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calcext:value-type="string">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XXXX Franco, on vivait mieux ».</text:p>
          </table:table-cell>
          <table:table-cell office:value-type="string" calcext:value-type="string">
            <text:p>sous</text:p>
          </table:table-cell>
        </table:table-row>
        <table:table-row table:style-name="ro1">
          <table:table-cell office:value-type="string" calcext:value-type="string">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calcext:value-type="string">
            <text:p>XXXX bilan de l’incendie qui a ravagé un complexe résidentiel de Hongkong s’est encore alourdi. Ce dimanche, il est d’au moins 146 morts, contre 128 personnes décédées selon XXXX précédent total diffusé. Il pourrait encore s’aggraver, fait savoir la police locale.« XXXX nombre de morts s’élève à 146 à 16 heures (9 heures à Paris). Nous ne pouvons pas exclure qu’il y ait davantage de personnes décédées », a dit devant la presse un représentant de la police, Tsang Shuk-yin.XXXX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calcext:value-type="string">
            <text:p>Le</text:p>
          </table:table-cell>
        </table:table-row>
        <table:table-row table:style-name="ro1">
          <table:table-cell office:value-type="string" calcext:value-type="string">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calcext:value-type="string">
            <text:p>Exit les engins chinois, Kiev en quête d’indépendance sur le champ de bataille. L’Ukraine commence à déployer à grande échelle sur le front des drones « Shmavic » fabriqués localement, a indiqué le vice-Premier ministre ukrainien Mykhailo Fedorov cité XXXX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XXXX intelligence artificielle, notamment en ce qui concerne l’évitement d’obstacle. Un exemplaire coûte moins de 2000 dollars. Ces drones ont donc logiquement proliféré sur le front, tant du côté russe qu’ukrainien.</text:p>
          </table:table-cell>
          <table:table-cell office:value-type="string" calcext:value-type="string">
            <text:p>par</text:p>
          </table:table-cell>
        </table:table-row>
        <table:table-row table:style-name="ro1">
          <table:table-cell office:value-type="string" calcext:value-type="string">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calcext:value-type="string">
            <text:p>Soixante-six personnes ont été tuées et XXXX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XXXX 66 victimes ont été recensées dans la région de Cebu (centre). XXXX villes entières de l’île de Cebu (centre) ont en effet été inondées, les habitants tentant de trouver refuge sur les toits pour échapper aux eaux boueuses qui emportent voitures, camions et même d’énormes conteneurs de transport de marchandises, comme le montrent XXXX vidéos vérifiées par l’AFP.</text:p>
          </table:table-cell>
          <table:table-cell office:value-type="string" calcext:value-type="string">
            <text:p>Des</text:p>
          </table:table-cell>
        </table:table-row>
        <table:table-row table:style-name="ro1">
          <table:table-cell office:value-type="string" calcext:value-type="string">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calcext:value-type="string">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XXXX mon cœur et j’aime ce club, mais il faut être honnête sur sa situation. Aujourd’hui, Manchester United n’a pas de structure. XXXX ce club, il faut tout changer et je ne parle ni des joueurs ni de l’entraîneur. J’espère que cela changera à l’avenir, car le potentiel du club est incroyable. C’est l’un des clubs les plus importants du siècle. »</text:p>
          </table:table-cell>
          <table:table-cell office:value-type="string" calcext:value-type="string">
            <text:p>Dans</text:p>
          </table:table-cell>
        </table:table-row>
        <table:table-row table:style-name="ro1">
          <table:table-cell office:value-type="string" calcext:value-type="string">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calcext:value-type="string">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XXXX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calcext:value-type="string">
            <text:p>quelques</text:p>
          </table:table-cell>
        </table:table-row>
        <table:table-row table:style-name="ro1">
          <table:table-cell office:value-type="string" calcext:value-type="string">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calcext:value-type="string">
            <text:p>Le géant mondial du café Starbucks va céder, pour 4 milliards de dollars (3,47 milliards d’euros), 60 % du capital de XXXX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calcext:value-type="string">
            <text:p>sa</text:p>
          </table:table-cell>
        </table:table-row>
        <table:table-row table:style-name="ro1">
          <table:table-cell office:value-type="string" calcext:value-type="string">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calcext:value-type="string">
            <text:p>L’ouvrier qui avait été extrait des décombres d’une tour romaine médiévale partiellement effondrée est décédé dans la nuit XXXX lundi à mardi, peu après son arrivée à l’hôpital. Une portion XXXX la façade XXXX la Torre dei Conti, dans le quartier très touristique des forums impériaux et du Colisée, s’était effondrée en fin XXXX matinée, en projetant des gravats dans la rue et une colonne XXXX poussière dans les airs. Trois ouvriers ont pu être évacués, dont un avec un trauma crânien, selon les médias locaux. Un dernier ouvrier était encore bloqué quand une autre partie XXXX la tour s’est effondrée deux heures plus tard, plongeant les secours dans un nuage XXXX poussière et XXXX débris. Octay Stroici, 66 ans, XXXX nationalité roumaine, est resté « conscient » pendant le sauvetage, avait indiqué le ministère roumain des Affaires étrangères.</text:p>
          </table:table-cell>
          <table:table-cell office:value-type="string" calcext:value-type="string">
            <text:p>de</text:p>
          </table:table-cell>
        </table:table-row>
        <table:table-row table:style-name="ro1">
          <table:table-cell office:value-type="string" calcext:value-type="string">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calcext:value-type="string">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XXXX le Loiret, à Boigny-sur-Bionne.</text:p>
          </table:table-cell>
          <table:table-cell office:value-type="string" calcext:value-type="string">
            <text:p>dans</text:p>
          </table:table-cell>
        </table:table-row>
        <table:table-row table:style-name="ro1">
          <table:table-cell office:value-type="string" calcext:value-type="string">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calcext:value-type="string">
            <text:p>XXXX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XXXX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calcext:value-type="string">
            <text:p>des</text:p>
          </table:table-cell>
        </table:table-row>
        <table:table-row table:style-name="ro1">
          <table:table-cell office:value-type="string" calcext:value-type="string">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calcext:value-type="string">
            <text:p>Une semaine à haut risque XXXX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XXXX respecter les engagements budgétaires de la Belgique.</text:p>
          </table:table-cell>
          <table:table-cell office:value-type="string" calcext:value-type="string">
            <text:p>pour</text:p>
          </table:table-cell>
        </table:table-row>
        <table:table-row table:style-name="ro1">
          <table:table-cell office:value-type="string" calcext:value-type="string">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calcext:value-type="string">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XXXX sans connaître ce qui se passait réellement à l’arrière, le conducteur, Andrew Johnson, a fait preuve d’un sang-froid immense et d’une vraie clairvoyance en déroutant le convoi composé de neuf voitures vers un quai.</text:p>
          </table:table-cell>
          <table:table-cell office:value-type="string" calcext:value-type="string">
            <text:p>mais</text:p>
          </table:table-cell>
        </table:table-row>
        <table:table-row table:style-name="ro1">
          <table:table-cell office:value-type="string" calcext:value-type="string">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calcext:value-type="string">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XXXX « le risque d’incidents causés par le public ou par d’autres athlètes » en cas de participation russe et assure qu’il ne s’agit pas « d’une sanction fondée sur la nationalité ».</text:p>
          </table:table-cell>
          <table:table-cell office:value-type="string" calcext:value-type="string">
            <text:p>avant</text:p>
          </table:table-cell>
        </table:table-row>
        <table:table-row table:style-name="ro1">
          <table:table-cell office:value-type="string" calcext:value-type="string">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calcext:value-type="string">
            <text:p>Environ 700 personnes ont été tuées lors de manifestations en marge des d’élections présidentielle et législatives qui se sont déroulées mercredi sans opposition en Tanzanie, selon le parti d’opposition Chadema. Un chiffre démenti XXXX le gouvernement.Ce pays d’Afrique de l’Est, qui compte 68 millions d’habitants, vit depuis sous une chape de plomb, internet ayant été coupé XXXX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calcext:value-type="string">
            <text:p>par</text:p>
          </table:table-cell>
        </table:table-row>
        <table:table-row table:style-name="ro1">
          <table:table-cell office:value-type="string" calcext:value-type="string">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calcext:value-type="string">
            <text:p>L’opération de policière qui s’est transformée en bain de sang, mardi, à Rio de Janeiro XXXX visait. Le gouverneur de l’État a porté un sévère coup au Comando Vermelho, l’une des organisations criminelles XXXX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calcext:value-type="string">
            <text:p>les</text:p>
          </table:table-cell>
        </table:table-row>
        <table:table-row table:style-name="ro1">
          <table:table-cell office:value-type="string" calcext:value-type="string">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calcext:value-type="string">
            <text:p>Elle n’avait pas d’autres choix pour continuer son activité. Une influenceuse australienne va déménager au Royaume-Uni pour éviter l’interdiction XXXX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XXXX « mesures raisonnables » pour empêcher les moins de 16 ans de créer XXXX comptes et à désactiver ceux existants.</text:p>
          </table:table-cell>
          <table:table-cell office:value-type="string" calcext:value-type="string">
            <text:p>des</text:p>
          </table:table-cell>
        </table:table-row>
        <table:table-row table:style-name="ro1">
          <table:table-cell office:value-type="string" calcext:value-type="string">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calcext:value-type="string">
            <text:p>Un petit pas pour Kim Kardashian, un grand pas pour l’humanité. Des propos de la star de téléréalité XXXX la découverte de la Lune par Apollo 11 en 1969 ont occasionné une étonnante controverse XXXX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calcext:value-type="string">
            <text:p>sur</text:p>
          </table:table-cell>
        </table:table-row>
        <table:table-row table:style-name="ro1">
          <table:table-cell office:value-type="string" calcext:value-type="string">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calcext:value-type="string">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XXXX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calcext:value-type="string">
            <text:p>plusieurs</text:p>
          </table:table-cell>
        </table:table-row>
        <table:table-row table:style-name="ro1">
          <table:table-cell office:value-type="string" calcext:value-type="string">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calcext:value-type="string">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XXXX son nombre de sièges (26 sur 150) a fondu de près d’un tiers comparé au scrutin de novembre 2023, lors duquel son Parti pour la liberté (PVV) avait triomphé, et décroché le pouvoir à la surprise générale.</text:p>
          </table:table-cell>
          <table:table-cell office:value-type="string" calcext:value-type="string">
            <text:p>Mais</text:p>
          </table:table-cell>
        </table:table-row>
        <table:table-row table:style-name="ro1">
          <table:table-cell office:value-type="string" calcext:value-type="string">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calcext:value-type="string">
            <text:p>XXXX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XXXX Jamaïque. Ces fonds permettront de financer des fournitures d’urgence, comme des abris en kits, des filtres à eau et des couvertures, précise le communiqué.</text:p>
          </table:table-cell>
          <table:table-cell office:value-type="string" calcext:value-type="string">
            <text:p>La</text:p>
          </table:table-cell>
        </table:table-row>
        <table:table-row table:style-name="ro1">
          <table:table-cell office:value-type="string" calcext:value-type="string">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calcext:value-type="string">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XXXX édifice de sept étages, à Gebze, en périphérie est d’Istanbul sur la rive nord de la mer de Marmara, qui s’est effondré mercredi matin aux alentours de 7 heures (5 heures en France).</text:p>
          </table:table-cell>
          <table:table-cell office:value-type="string" calcext:value-type="string">
            <text:p>cet</text:p>
          </table:table-cell>
        </table:table-row>
        <table:table-row table:style-name="ro1">
          <table:table-cell office:value-type="string" calcext:value-type="string">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calcext:value-type="string">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XXXX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calcext:value-type="string">
            <text:p>que</text:p>
          </table:table-cell>
        </table:table-row>
        <table:table-row table:style-name="ro1">
          <table:table-cell office:value-type="string" calcext:value-type="string">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calcext:value-type="string">
            <text:p>Au moins 21 personnes sont mortes et 31 sont portées disparues dans l’ouest du Kenya après un glissement de terrain vendredi consécutif à des pluies torrentielles, a annoncé samedi XXXX ministre kényan de l’Intérieur. « Nous avons suspendu nos opérations de recherche et de sauvetage pour aujourd’hui », mais celles-ci reprendront dimanche, a écrit sur X Kipchumba Murkomen.XXXX ministre a demandé « aux personnes vivant près des rivières saisonnières et des zones ayant subi des glissements de terrain la nuit dernière de se déplacer vers des endroits plus sûrs ».</text:p>
          </table:table-cell>
          <table:table-cell office:value-type="string" calcext:value-type="string">
            <text:p>le</text:p>
          </table:table-cell>
        </table:table-row>
        <table:table-row table:style-name="ro1">
          <table:table-cell office:value-type="string" calcext:value-type="string">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calcext:value-type="string">
            <text:p>Un jeune homme habillé en noir, brandissant un fusil. Non il ne s’agit pas d’un douteux costume d’Halloween, mais d’XXXX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calcext:value-type="string">
            <text:p>une</text:p>
          </table:table-cell>
        </table:table-row>
        <table:table-row table:style-name="ro1">
          <table:table-cell office:value-type="string" calcext:value-type="string">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calcext:value-type="string">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XXXX Terre d’ici quelques jours. Leur mission durera six mois et vise notamment à mener des expériences scientifiques.</text:p>
          </table:table-cell>
          <table:table-cell office:value-type="string" calcext:value-type="string">
            <text:p>sur</text:p>
          </table:table-cell>
        </table:table-row>
        <table:table-row table:style-name="ro1">
          <table:table-cell office:value-type="string" calcext:value-type="string">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calcext:value-type="string">
            <text:p>Une nouvelle main tendue aux États-Unis. Le Premier ministre canadien Mark Carney dit ce samedi s’être excusé auprès de Donald Trump XXXX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calcext:value-type="string">
            <text:p>après</text:p>
          </table:table-cell>
        </table:table-row>
        <table:table-row table:style-name="ro1">
          <table:table-cell office:value-type="string" calcext:value-type="string">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calcext:value-type="string">
            <text:p>Encore une alerte aux drones. Le trafic aérien a dû être interrompu pendant près de deux heures à l’aéroport de Berlin-Brandebourg (Allemagne) XXXX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calcext:value-type="string">
            <text:p>ce</text:p>
          </table:table-cell>
        </table:table-row>
        <table:table-row table:style-name="ro1">
          <table:table-cell office:value-type="string" calcext:value-type="string">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calcext:value-type="string">
            <text:p>Un homme a été arrêté en Inde pour avoir suivi et touché de façon déplacée dans XXXX rue deux joueuses de l’équipe australienne de cricket qui participent à XXXX Coupe du monde féminine ICC, a annoncé XXXX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calcext:value-type="string">
            <text:p>la</text:p>
          </table:table-cell>
        </table:table-row>
        <table:table-row table:style-name="ro1">
          <table:table-cell office:value-type="string" calcext:value-type="string">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calcext:value-type="string">
            <text:p>Plus de 300 m de long, un poids estimé à quelque 110 000 tonnes XXXX plusieurs milliers d’hommes à bord. Ce n’est pas un navire de guerre ordinaire que Donald Trump s’apprête à déployer dans les eaux caribéennes, mais le porte-avions le plus imposant au monde, l’USS Gerald R. Ford.À ce jour, huit navires XXXX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calcext:value-type="string">
            <text:p>et</text:p>
          </table:table-cell>
        </table:table-row>
        <table:table-row table:style-name="ro1">
          <table:table-cell office:value-type="string" calcext:value-type="string">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calcext:value-type="string">
            <text:p>Les Irlandais ont voté... Et leur nouvelle présidente, une fonction essentiellement honorifique, élue avec plus 63% des suffrages s’appelle Catherine Connolly, une députée proche des partis de gauche attachée à XXXX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XXXX télévision publique RTE sa rivale dans XXXX course présidentielle ce samedi après-midi Heather Humphreys. Connue pour son franc-parler, Catherine Connolly a affirmé pendant XXXX campagne vouloir être « une présidente pour tous les citoyens, en particulier pour ceux qui sont souvent exclus et réduits au silence ».</text:p>
          </table:table-cell>
          <table:table-cell office:value-type="string" calcext:value-type="string">
            <text:p>la</text:p>
          </table:table-cell>
        </table:table-row>
        <table:table-row table:style-name="ro1">
          <table:table-cell office:value-type="string" calcext:value-type="string">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calcext:value-type="string">
            <text:p>On connaît désormais la date. Le procès en appel du journaliste sportif français Christophe Gleizes, condamné en première instance à sept ans de prison ferme en Algérie pour « apologie du terrorisme », a été fixé XXXX 3 décembre, a annoncé vendredi son avocat Amirouche Bakouri.« L’affaire du journaliste français Christophe Gleizes est programmée pour le 3 décembre 2025 XXXX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calcext:value-type="string">
            <text:p>au</text:p>
          </table:table-cell>
        </table:table-row>
        <table:table-row table:style-name="ro1">
          <table:table-cell office:value-type="string" calcext:value-type="string">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calcext:value-type="string">
            <text:p>XXXX polémique enfle. Vingt-quatre heures après les incidents survenus ce jeudi 6 novembre au soir pendant le concert israélien à XXXX Philharmonie de Paris (XIXe), les observateurs s’interrogent sur XXXX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XXXX Philharmonie a déposé plainte.« Malgré les avertissements, XXXX décision a été prise au plus haut sommet de l’État de le maintenir, sans avoir pourtant l’assurance de garantir XXXX sécurité des personnes en présence, c’est irresponsable », tacle XXXX CGT dans un communiqué.</text:p>
          </table:table-cell>
          <table:table-cell office:value-type="string" calcext:value-type="string">
            <text:p>la</text:p>
          </table:table-cell>
        </table:table-row>
        <table:table-row table:style-name="ro1">
          <table:table-cell office:value-type="string" calcext:value-type="string">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calcext:value-type="string">
            <text:p>C’est XXXX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XXXX jeudi 6 novembre au soir à la mairie du XVIIIe, où était organisée une réunion publique sur le sujet. Avec pour objet de XXXX nouveau rendez-vous, la restitution de la concertation, menée pendant deux mois cet été auprès des locaux, sur le périmètre de l’aire piétonne qui s’étend autour du Sacré-Cœur, sur une vingtaine d’artères.</text:p>
          </table:table-cell>
          <table:table-cell office:value-type="string" calcext:value-type="string">
            <text:p>ce</text:p>
          </table:table-cell>
        </table:table-row>
        <table:table-row table:style-name="ro1">
          <table:table-cell office:value-type="string" calcext:value-type="string">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calcext:value-type="string">
            <text:p>Des flammes au-dessus des puces de Saint-Ouen (Seine-Saint-Denis) et visibles XXXX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calcext:value-type="string">
            <text:p>depuis</text:p>
          </table:table-cell>
        </table:table-row>
        <table:table-row table:style-name="ro1">
          <table:table-cell office:value-type="string" calcext:value-type="string">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calcext:value-type="string">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XXXX la sécurité contre les risques d’incendie, qui doit passer avant toute ouverture d’un établissement recevant du public, rend un avis défavorable.</text:p>
          </table:table-cell>
          <table:table-cell office:value-type="string" calcext:value-type="string">
            <text:p>pour</text:p>
          </table:table-cell>
        </table:table-row>
        <table:table-row table:style-name="ro1">
          <table:table-cell office:value-type="string" calcext:value-type="string">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calcext:value-type="string">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XXXX cimetière parisien de Pantin, XXXX parc de la Bergère, à Bobigny ou encore le long du canal de l’Ourcq. » Aujourd’hui, les identifications deviennent rarissimes.</text:p>
          </table:table-cell>
          <table:table-cell office:value-type="string" calcext:value-type="string">
            <text:p>au</text:p>
          </table:table-cell>
        </table:table-row>
        <table:table-row table:style-name="ro1">
          <table:table-cell office:value-type="string" calcext:value-type="string">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calcext:value-type="string">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XXXX décembre 2024, un homme y avait trouvé la mort.XXXX réaction aux accusations de viols — des faits « inimaginables » et « inacceptables » —, la présidente du tribunal, Anne Auclair-Rabinovitch, a annoncé la création d’une « commission dépôt ». </text:p>
          </table:table-cell>
          <table:table-cell office:value-type="string" calcext:value-type="string">
            <text:p>En</text:p>
          </table:table-cell>
        </table:table-row>
        <table:table-row table:style-name="ro1">
          <table:table-cell office:value-type="string" calcext:value-type="string">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calcext:value-type="string">
            <text:p>La révélation, par Libération et Mediapart, du contenu des échanges entre les gendarmes déployés le 25 mars 2023 lors XXXX la manifestation contre le projet XXXX mégabassine à Sainte-Soline (Deux-Sèvres) provoque une onde XXXX choc. « Je compte plus les mecs qu’on a éborgnés » ; « vous balancez un tendu s’il le faut » ; « on va les manger (…) faut qu’on les tue » ; « il a dû la prendre plein gueule », peut-on par exemple entendre dans la bouche XXXX gendarmes mobiles, qui se réjouissent ouvertement des blessures provoquées chez des manifestants qualifiés XXXX « pue-la-pisse » ou XXXX « résidus XXXX capote ». L’emploi XXXX tirs tendus XXXX grenades (lacrymogènes ou XXXX désencerclement) pose notamment problème. Ces propos sont extraits des enregistrements des caméras-piétons portées par les militaires engagés ce jour-là dans une opération XXXX maintien XXXX l’ordre marquée par XXXX violents affrontements.</text:p>
          </table:table-cell>
          <table:table-cell office:value-type="string" calcext:value-type="string">
            <text:p>de</text:p>
          </table:table-cell>
        </table:table-row>
        <table:table-row table:style-name="ro1">
          <table:table-cell office:value-type="string" calcext:value-type="string">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calcext:value-type="string">
            <text:p>Quatre semaines auront suffi. À peine installée XXXX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XXXX sixième étage du magasin, inaugurée le 5 novembre dernier.</text:p>
          </table:table-cell>
          <table:table-cell office:value-type="string" calcext:value-type="string">
            <text:p>au</text:p>
          </table:table-cell>
        </table:table-row>
        <table:table-row table:style-name="ro1">
          <table:table-cell office:value-type="string" calcext:value-type="string">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calcext:value-type="string">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XXXX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calcext:value-type="string">
            <text:p>Quelques</text:p>
          </table:table-cell>
        </table:table-row>
        <table:table-row table:style-name="ro1">
          <table:table-cell office:value-type="string" calcext:value-type="string">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calcext:value-type="string">
            <text:p>L’année 2025 restera comme historique pour la famille Aga Khan, l’entraîneur Francis-Henri Graffard XXXX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XXXX les Champion Stakes au cours de la même année en Angleterre, Calandagan a confirmé qu’il était bel XXXX bien le meilleur pur-sang du monde.</text:p>
          </table:table-cell>
          <table:table-cell office:value-type="string" calcext:value-type="string">
            <text:p>et</text:p>
          </table:table-cell>
        </table:table-row>
        <table:table-row table:style-name="ro1">
          <table:table-cell office:value-type="string" calcext:value-type="string">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calcext:value-type="string">
            <text:p>Le chef de l’État bulgare Roumen Radev a appelé ce vendredi à XXXX libération de l’ancien président français Nicolas Sarkozy, en raison de sa « contribution à XXXX libération des infirmières » bulgares longtemps détenues en Libye. « J’adresse mon appel aux politiciens européens pour XXXX libération du président Sarkozy » en raison de « son engagement personnel à XXXX libération » de ces infirmières, a déclaré Roumen Radev dont le discours a été transmis à l’AFP.Le chef de l’État bulgare s’exprimait à l’occasion de XXXX remise au siège de XXXX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calcext:value-type="string">
            <text:p>la</text:p>
          </table:table-cell>
        </table:table-row>
        <table:table-row table:style-name="ro1">
          <table:table-cell office:value-type="string" calcext:value-type="string">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calcext:value-type="string">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XXXX jeune femme résiste. Face à elle, l’agresseur sort alors un couteau et frappe. XXXX lame s’enfonce dans son omoplate droite.Grièvement blessée, XXXX victime, XXXX tante du bébé, s’effondre. Elle est immédiatement prise en charge par les secours et transportée en urgence absolue à l’hôpital de XXXX Pitié-Salpêtrière, à Paris (XIIIe), sans que son pronostic vital ne soit engagé</text:p>
          </table:table-cell>
          <table:table-cell office:value-type="string" calcext:value-type="string">
            <text:p>La</text:p>
          </table:table-cell>
        </table:table-row>
        <table:table-row table:style-name="ro1">
          <table:table-cell office:value-type="string" calcext:value-type="string">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calcext:value-type="string">
            <text:p>Quel que soit le sujet évoqué, Pascal Lelièvre n’élude rien et a le sens de XXXX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calcext:value-type="string">
            <text:p>la</text:p>
          </table:table-cell>
        </table:table-row>
        <table:table-row table:style-name="ro1">
          <table:table-cell office:value-type="string" calcext:value-type="string">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calcext:value-type="string">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XXXX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XXXX coïncidence ? Pas vraiment, confie un policier rompu à ce type d’enquêtes.</text:p>
          </table:table-cell>
          <table:table-cell office:value-type="string" calcext:value-type="string">
            <text:p>une</text:p>
          </table:table-cell>
        </table:table-row>
        <table:table-row table:style-name="ro1">
          <table:table-cell office:value-type="string" calcext:value-type="string">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calcext:value-type="string">
            <text:p>Jeudi, la Cour des comptes a présenté un rapport très critique sur la gestion du musée du Louvre entre 2018 et 2024, lui reprochant d’avoir négligé la sécurité au profit XXXX l’attractivité. Deux semaines et demie après le « cambriolage du siècle » et son butin estimé à 88 millions d’euros, les experts XXXX l’institution XXXX contrôle ont mis en lumière un « retard persistant » et un sous-investissement chronique en matière XXXX sécurité et XXXX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calcext:value-type="string">
            <text:p>de</text:p>
          </table:table-cell>
        </table:table-row>
        <table:table-row table:style-name="ro1">
          <table:table-cell office:value-type="string" calcext:value-type="string">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calcext:value-type="string">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XXXX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calcext:value-type="string">
            <text:p>pour</text:p>
          </table:table-cell>
        </table:table-row>
        <table:table-row table:style-name="ro1">
          <table:table-cell office:value-type="string" calcext:value-type="string">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calcext:value-type="string">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XXXX euros. Alors qu’elle compte ses pièces rouges, les buralistes, attendris, lui cèdent le jouet.</text:p>
          </table:table-cell>
          <table:table-cell office:value-type="string" calcext:value-type="string">
            <text:p>quelques</text:p>
          </table:table-cell>
        </table:table-row>
        <table:table-row table:style-name="ro1">
          <table:table-cell office:value-type="string" calcext:value-type="string">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calcext:value-type="string">
            <text:p>C’est la fin d’une époque. Après 175 ans d’existence, Paul Beuscher, le célèbre magasin d’instruments de musique XXXX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XXXX plus minime au structurel — et l’ensemble XXXX travail accompli par les équipes », soulignent les gérants dans un communiqué publié sur Facebook, la boutique n’a pas survécu aux bouleversements XXXX secteur. La fermeture concerne à la fois le magasin physique et le site Internet.</text:p>
          </table:table-cell>
          <table:table-cell office:value-type="string" calcext:value-type="string">
            <text:p>du</text:p>
          </table:table-cell>
        </table:table-row>
        <table:table-row table:style-name="ro1">
          <table:table-cell office:value-type="string" calcext:value-type="string">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calcext:value-type="string">
            <text:p>« Attention, dossier très politique », prévient-on d’emblée au sein XXXX Paris commerces, l’opérateur du commerce XXXX proximité XXXX la Ville XXXX Paris. Plus XXXX 30 ans après sa création en 1994, le Viaduc des arts XXXX l’avenue Daumesnil (XIIe), haut lieu XXXX l’artisanat parisien avec une cinquantaine XXXX commerçants, est-il exsangue ?Le sujet a en tout cas fait l’objet d’un vif débat entre l’opposition et la majorité lors du dernier Conseil XXXX Paris, début octobre. Alors que sept voûtes du viaduc sont actuellement vacantes, l’élue (LR) du XIIe, Valérie Montandon, alerte sur un « Viaduc des arts qui se meurt », « des artisans à bout XXXX souffle », et demande un soutien financier XXXX la Ville pour aider les enseignes en difficulté.</text:p>
          </table:table-cell>
          <table:table-cell office:value-type="string" calcext:value-type="string">
            <text:p>de</text:p>
          </table:table-cell>
        </table:table-row>
        <table:table-row table:style-name="ro1">
          <table:table-cell office:value-type="string" calcext:value-type="string">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calcext:value-type="string">
            <text:p>Une chasse au trésor grandeur nature. Julien Navas, un collectionneur parisien de 44 ans, a décidé de piocher parmi XXXX objets XXXX plus précieux de son impressionnante collection pour en faire un butin. Estimé à plusieurs centaines de milliers d’euros par son créateur, il est enfoui sous terre, dans une cuve en inox, quelque part dans le monde.Julien Navas invite désormais XXXX plus curieux et XXXX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calcext:value-type="string">
            <text:p>les</text:p>
          </table:table-cell>
        </table:table-row>
        <table:table-row table:style-name="ro1">
          <table:table-cell office:value-type="string" calcext:value-type="string">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calcext:value-type="string">
            <text:p>Intervention pour le moins inhabituelle ce samedi pour les pompiers XXXX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XXXX femmes et XXXX hommes qui sont parfaitement formés pour ça. »</text:p>
          </table:table-cell>
          <table:table-cell office:value-type="string" calcext:value-type="string">
            <text:p>des</text:p>
          </table:table-cell>
        </table:table-row>
        <table:table-row table:style-name="ro1">
          <table:table-cell office:value-type="string" calcext:value-type="string">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calcext:value-type="string">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XXXX magistrat. XXXX dépôt du tribunal de Bobigny est réputé pour ses conditions particulièrement difficiles pour les personnes détenues. En décembre 2024, un homme y avait trouvé la mort.</text:p>
          </table:table-cell>
          <table:table-cell office:value-type="string" calcext:value-type="string">
            <text:p>le</text:p>
          </table:table-cell>
        </table:table-row>
        <table:table-row table:style-name="ro1">
          <table:table-cell office:value-type="string" calcext:value-type="string">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calcext:value-type="string">
            <text:p>XXXX quatre grands peupliers du square des Maures, le long du canal Saint-Martin dans le Xe arrondissement de Paris, ont été abattus jeudi 6 novembre. En cause : l’arrachage de leurs racines par l’entreprise Fayolle-Génie civil lors de travaux de terrassement.XXXX services de la Ville de Paris ont constaté XXXX dégâts le 29 octobre lors d’une visite de contrôle au sein du square situé au 143 quai de Valmy. XXXX racines d’ancrage des quatre arbres avaient été arrachées à l’aide d’engins mécaniques. L’entreprise Fayolle, chargée des travaux de terrassement dans le cadre du projet de renaturation de cet espace vert, n’aurait pas respecté XXXX règles de protection.</text:p>
          </table:table-cell>
          <table:table-cell office:value-type="string" calcext:value-type="string">
            <text:p>les</text:p>
          </table:table-cell>
        </table:table-row>
        <table:table-row table:style-name="ro1">
          <table:table-cell office:value-type="string" calcext:value-type="string">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calcext:value-type="string">
            <text:p>Il tenait à l’annoncer dans le bulletin municipal qui vient tout juste de paraître, mais la nouvelle s’était déjà largement répandue : Bruno Coradetti, le maire sortant (Horizons) du Vésinet (15 900 habitants) ne sera pas candidat à sa propre succession, contrairement à XXXX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calcext:value-type="string">
            <text:p>ce</text:p>
          </table:table-cell>
        </table:table-row>
        <table:table-row table:style-name="ro1">
          <table:table-cell office:value-type="string" calcext:value-type="string">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calcext:value-type="string">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XXXX trois enfants, ils ont ainsi tenté de maîtriser cet homme ivre et régulièrement violent. Mais il aurait fait un malaise, qui les a conduits à appeler les secours.</text:p>
          </table:table-cell>
          <table:table-cell office:value-type="string" calcext:value-type="string">
            <text:p>leurs</text:p>
          </table:table-cell>
        </table:table-row>
        <table:table-row table:style-name="ro1">
          <table:table-cell office:value-type="string" calcext:value-type="string">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calcext:value-type="string">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XXXX Limeil-Brévannes et Valenton (Val-de-Marne).</text:p>
          </table:table-cell>
          <table:table-cell office:value-type="string" calcext:value-type="string">
            <text:p>par</text:p>
          </table:table-cell>
        </table:table-row>
        <table:table-row table:style-name="ro1">
          <table:table-cell office:value-type="string" calcext:value-type="string">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calcext:value-type="string">
            <text:p>« Toutes les voies mènent à Rome, mais toutes les voies ne mènent pas aux Bergeries », ironise l’avocat général, Stéphane Le Tallec, lors de cette dernière journée d’audience à la cour d’assises de l’Essonne, XXXX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calcext:value-type="string">
            <text:p>ce</text:p>
          </table:table-cell>
        </table:table-row>
        <table:table-row table:style-name="ro1">
          <table:table-cell office:value-type="string" calcext:value-type="string">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calcext:value-type="string">
            <text:p>Six mois après les faits, Audrey (XXXX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XXXX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calcext:value-type="string">
            <text:p>le</text:p>
          </table:table-cell>
        </table:table-row>
        <table:table-row table:style-name="ro1">
          <table:table-cell office:value-type="string" calcext:value-type="string">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calcext:value-type="string">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XXXX cadre démontable en LEGO, et leur peinture roulée. « Avec de grands morceaux, impossible de passer la sécurité », expliquent-ils dans leur vidéo publiée ce vendredi sur TikTok et Instagram.</text:p>
          </table:table-cell>
          <table:table-cell office:value-type="string" calcext:value-type="string">
            <text:p>un</text:p>
          </table:table-cell>
        </table:table-row>
        <table:table-row table:style-name="ro1">
          <table:table-cell office:value-type="string" calcext:value-type="string">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calcext:value-type="string">
            <text:p>Les balades en chiens de traîneau ne sont pas réservées qu’aux paysages enneigés de la Laponie ou du Grand Nord canadien. Ce week-end, des centaines de Huskys, de Malamutes ou de Groenlandais sont attendus pour une course nationale organisée… dans les Yvelines.XXXX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calcext:value-type="string">
            <text:p>Durant</text:p>
          </table:table-cell>
        </table:table-row>
        <table:table-row table:style-name="ro1">
          <table:table-cell office:value-type="string" calcext:value-type="string">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calcext:value-type="string">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XXXX fois-ci, l’auteur a choisi la marche des femmes les 5 et 6 octobre vers Versailles, qui entraînera la fuite du couple royal. </text:p>
          </table:table-cell>
          <table:table-cell office:value-type="string" calcext:value-type="string">
            <text:p>Cette</text:p>
          </table:table-cell>
        </table:table-row>
        <table:table-row table:style-name="ro1">
          <table:table-cell office:value-type="string" calcext:value-type="string">
            <text:p>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calcext:value-type="string">
            <text:p>Le pire a été évité, mais de justesse. Un enfant de 11 ans XXXX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calcext:value-type="string">
            <text:p>en</text:p>
          </table:table-cell>
        </table:table-row>
        <table:table-row table:style-name="ro1">
          <table:table-cell office:value-type="string" calcext:value-type="string">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calcext:value-type="string">
            <text:p>XXXX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calcext:value-type="string">
            <text:p>Ces</text:p>
          </table:table-cell>
        </table:table-row>
        <table:table-row table:style-name="ro1">
          <table:table-cell office:value-type="string" calcext:value-type="string">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calcext:value-type="string">
            <text:p>XXXX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calcext:value-type="string">
            <text:p>Quand</text:p>
          </table:table-cell>
        </table:table-row>
        <table:table-row table:style-name="ro1">
          <table:table-cell office:value-type="string" calcext:value-type="string">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calcext:value-type="string">
            <text:p>« J’espère que le tribunal rétablira la vérité. » Au terme de son procès pour faillite frauduleuse en septembre dernier, le magnat du cinéma Tarak ben Ammar avait formulé ce vœu, comptant bien être relaxé. Ce n’est pas le cas. L’homme d’affaires XXX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calcext:value-type="string">
            <text:p>aux</text:p>
          </table:table-cell>
        </table:table-row>
        <table:table-row table:style-name="ro1">
          <table:table-cell office:value-type="string" calcext:value-type="string">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calcext:value-type="string">
            <text:p>Cela sonne comme un dernier coup de poker signé André Santini. Peut-être en rêvait-il depuis des années, lui, le grand amateur de cigares, fondateur du club des parlementaires amateurs de Havane, de souffler XXXX fumée dans le casino qu’il aurait ouvert dans XXXX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calcext:value-type="string">
            <text:p>sa</text:p>
          </table:table-cell>
        </table:table-row>
        <table:table-row table:style-name="ro1">
          <table:table-cell office:value-type="string" calcext:value-type="string">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calcext:value-type="string">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XXXX sa mairie est en train de brûler. Quelques heures plus tôt, il venait de présider un conseil municipal qu’il avait dû abréger en raison des échauffourées qui se rapprochaient.</text:p>
          </table:table-cell>
          <table:table-cell office:value-type="string" calcext:value-type="string">
            <text:p>que</text:p>
          </table:table-cell>
        </table:table-row>
        <table:table-row table:style-name="ro1">
          <table:table-cell office:value-type="string" calcext:value-type="string">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calcext:value-type="string">
            <text:p>« Les premiers foyers doivent être raccordés dès le début de l’année 2026. » Bien que le derrick domine encore le paysage et que les travaux de forage du puits de chaleur et de sa station de pompage battent encore XXXX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XXXX objectif : atteindre la couche géologique du dogger située entre 1 700 et 2 000 m sous leurs pieds pour y puiser une eau naturellement chauffée.</text:p>
          </table:table-cell>
          <table:table-cell office:value-type="string" calcext:value-type="string">
            <text:p>Leur</text:p>
          </table:table-cell>
        </table:table-row>
        <table:table-row table:style-name="ro1">
          <table:table-cell office:value-type="string" calcext:value-type="string">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calcext:value-type="string">
            <text:p>Donner le nom d’un joueur d’échecs à une rue n’est pas un usage XXXX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XXXX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calcext:value-type="string">
            <text:p>Sans</text:p>
          </table:table-cell>
        </table:table-row>
        <table:table-row table:style-name="ro1">
          <table:table-cell office:value-type="string" calcext:value-type="string">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calcext:value-type="string">
            <text:p>Gros incendie dans l’usine Panzani, à Gennevilliers (Hauts-de-Seine), ce mercredi soir. À cause d’un chariot élévateur, qui s’est embrasé XXXX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calcext:value-type="string">
            <text:p>en</text:p>
          </table:table-cell>
        </table:table-row>
        <table:table-row table:style-name="ro1">
          <table:table-cell office:value-type="string" calcext:value-type="string">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calcext:value-type="string">
            <text:p>La brigade des sapeurs-pompiers de Paris a dépêché quelque quarante hommes et une quinzaine d’engins pour maîtriser XXXX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XXXX feu a dégagé une épaisse fumée visible de loin.</text:p>
          </table:table-cell>
          <table:table-cell office:value-type="string" calcext:value-type="string">
            <text:p>le</text:p>
          </table:table-cell>
        </table:table-row>
        <table:table-row table:style-name="ro1">
          <table:table-cell office:value-type="string" calcext:value-type="string">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calcext:value-type="string">
            <text:p>Préparez les coupe-vent et autres K-Way ! Ce jeudi, la tempête Benjamin débarque sur la France, en provenance de l’Ouest. Un phénomène particulièrement précoce, qui ne s’arrêtera pas au littoral atlantique, puisqu’il atteindra les terres, dont l’Île-de-France.XXXX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calcext:value-type="string">
            <text:p>Tout</text:p>
          </table:table-cell>
        </table:table-row>
        <table:table-row table:style-name="ro1">
          <table:table-cell office:value-type="string" calcext:value-type="string">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calcext:value-type="string">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XXXX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calcext:value-type="string">
            <text:p>au</text:p>
          </table:table-cell>
        </table:table-row>
        <table:table-row table:style-name="ro1">
          <table:table-cell office:value-type="string" calcext:value-type="string">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calcext:value-type="string">
            <text:p>« Enfin ! » Patrice Leclerc est soulagé. Le maire (PCF) de Gennevilliers vient d’inaugurer la nouvelle halle des Grésillons. Située XXXX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calcext:value-type="string">
            <text:p>entre</text:p>
          </table:table-cell>
        </table:table-row>
        <table:table-row table:style-name="ro1">
          <table:table-cell office:value-type="string" calcext:value-type="string">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calcext:value-type="string">
            <text:p>Un mois après la découverte, XXXX 22 septembre, de son corps décomposé, Mohand Alouache, mort dans l’isolement et XXXX dénuement à Montrouge (Hauts-de-Seine), est toujours à l’institut médico-légal de Garches. Au parquet de Nanterre, on indique seulement que les analyses sont « longues ». Il faut ainsi comprendre que, pour XXXX moment, l’enquête ouverte pour recherches des causes de la mort, n’a pas vraiment avancé. Aussi, XXXX corps de ce monsieur décédé vraisemblablement depuis près de trois ans avant qu’on ne XXXX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calcext:value-type="string">
            <text:p>le</text:p>
          </table:table-cell>
        </table:table-row>
        <table:table-row table:style-name="ro1">
          <table:table-cell office:value-type="string" calcext:value-type="string">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calcext:value-type="string">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XXXX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calcext:value-type="string">
            <text:p>ses</text:p>
          </table:table-cell>
        </table:table-row>
        <table:table-row table:style-name="ro1">
          <table:table-cell office:value-type="string" calcext:value-type="string">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calcext:value-type="string">
            <text:p>A, B, C ou D ? Les candidats au Code de la route que présentait régulièrement ce traducteur assermenté ne se trompaient jamais. En XXXX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calcext:value-type="string">
            <text:p>tout</text:p>
          </table:table-cell>
        </table:table-row>
        <table:table-row table:style-name="ro1">
          <table:table-cell office:value-type="string" calcext:value-type="string">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calcext:value-type="string">
            <text:p>« Nous sommes en train de stopper l’hémorragie. C’est le résultat de quatre années de travail collectif mené, dans le cadre du Pacte Santé 77, par le département de Seine-et-Marne avec l’Agence régionale de santé (ARS) et XXXX Caisse primaire d’assurance maladie (CPAM) qui a permis de stabiliser XXXX présence de généralistes », souligne Anne Gbiorczyk, vice-présidente (LR) déléguée à XXXX présence médicale. Elle n’hésite pas à parler d’un « écosystème propre au département dont le caractère unique est reconnu par l’ARS et XXXX CPAM ».Mais le malade est loin d’être guéri. Dans le 99e département de France, l’atlas de XXXX démographie médicale, publié par le Conseil national de l’ordre des médecins, recense seulement 89 généralistes pour 100 000 habitants en 2025, alors qu’ils étaient encore de 112 en 2012. </text:p>
          </table:table-cell>
          <table:table-cell office:value-type="string" calcext:value-type="string">
            <text:p>la</text:p>
          </table:table-cell>
        </table:table-row>
        <table:table-row table:style-name="ro1">
          <table:table-cell office:value-type="string" calcext:value-type="string">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calcext:value-type="string">
            <text:p>« XXXX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calcext:value-type="string">
            <text:p>Malgré</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d1" style:family="table-cell" style:parent-style-name="Default">
      <style:table-cell-properties style:text-align-source="fix" style:repeat-content="false" fo:border="0.74pt solid #000000" style:vertical-align="top"/>
      <style:paragraph-properties fo:text-align="center"/>
      <style:text-properties fo:font-weight="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date>2025-12-14T14:46:23.397317733</dc:date>
    <meta:editing-duration>PT2M5S</meta:editing-duration>
    <meta:editing-cycles>1</meta:editing-cycles>
    <meta:document-statistic meta:table-count="1" meta:cell-count="297" meta:object-count="0"/>
  </office:meta>
</office:document-meta>
</file>